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 Light" fo:font-weight="bold" style:font-weight-asian="bold" style:font-weight-complex="bold"/>
    </style:style>
    <style:style style:name="P3" style:family="paragraph" style:parent-style-name="Standard">
      <style:text-properties style:font-name="DejaVu Sans Light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Sahadeva" fo:font-weight="bold" style:font-weight-asian="bold" style:font-weight-complex="bold"/>
    </style:style>
    <style:style style:name="P5" style:family="paragraph" style:parent-style-name="Standard"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c9211e" style:font-name="DejaVu Sans Light" fo:font-weight="bold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8" style:family="paragraph" style:parent-style-name="Standard">
      <style:text-properties fo:color="#6a9955" style:font-name="Droid Sans Mono" fo:font-size="10.5pt" fo:font-weight="normal" fo:background-color="#1f1f1f" style:font-weight-asian="bold" style:font-weight-complex="bold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officeooo:rsid="0000d9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9cdcfe"/>
    </style:style>
    <style:style style:name="T5" style:family="text">
      <style:text-properties fo:color="#d4d4d4"/>
    </style:style>
    <style:style style:name="T6" style:family="text">
      <style:text-properties fo:color="#ce9178"/>
    </style:style>
    <style:style style:name="T7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reate a directory elx2022 inside home directory (~)</text:p>
      <text:p text:style-name="P1"/>
      <text:p text:style-name="P4">diot@diot-HP-ProDesk-600-G5-PCI-MT:~$ mkdir ~/elx2022</text:p>
      <text:p text:style-name="P1"/>
      <text:p text:style-name="P1"/>
      <text:p text:style-name="P6">print the ip of the system using grep command</text:p>
      <text:p text:style-name="P1"/>
      <text:p text:style-name="P5">diot@diot-HP-ProDesk-600-G5-PCI-MT:~$ ifconfig | grep inet | head -2 | tail -1 | cut -d " " -f 10</text:p>
      <text:p text:style-name="P5"/>
      <text:p text:style-name="P3">192.168.77.248</text:p>
      <text:p text:style-name="P1"/>
      <text:p text:style-name="P6">change password for current user</text:p>
      <text:p text:style-name="P1"/>
      <text:p text:style-name="P4">diot@diot-HP-ProDesk-600-G5-PCI-MT:~$ sudo passwd</text:p>
      <text:p text:style-name="P2">[sudo] password for diot: </text:p>
      <text:p text:style-name="P2">New password: </text:p>
      <text:p text:style-name="P2">Retype new password: </text:p>
      <text:p text:style-name="P2">passwd: password updated successfully</text:p>
      <text:p text:style-name="P2"/>
      <text:p text:style-name="P1"/>
      <text:p text:style-name="P6">change password for other user</text:p>
      <text:p text:style-name="P1"/>
      <text:p text:style-name="P4">diot@diot-HP-ProDesk-600-G5-PCI-MT:~$ sudo passwd rajesh</text:p>
      <text:p text:style-name="P2">New password: </text:p>
      <text:p text:style-name="P2">Retype new password: </text:p>
      <text:p text:style-name="P2">passwd: password updated successfully</text:p>
      <text:p text:style-name="P1"/>
      <text:p text:style-name="P1"/>
      <text:p text:style-name="P1"><text:span text:style-name="T3">Add users in /etc/sudoers</text:span> </text:p>
      <text:p text:style-name="P1"/>
      <text:p text:style-name="P1"/>
      <text:p text:style-name="P1"/>
      <text:p text:style-name="P1"/>
      <text:p text:style-name="P6">details about all the users present in the system</text:p>
      <text:p text:style-name="P1"/>
      <text:p text:style-name="P1"/>
      <text:p text:style-name="P1"/>
      <text:p text:style-name="P6">check the status of git Current branch</text:p>
      <text:p text:style-name="P1"/>
      <text:p text:style-name="P4">diot@diot-HP-ProDesk-600-G5-PCI-MT:~/git-shell$ git status</text:p>
      <text:p text:style-name="P2">On branch feature</text:p>
      <text:p text:style-name="P1"/>
      <text:p text:style-name="P1"/>
      <text:p text:style-name="P6">Changing the name of the branch as main</text:p>
      <text:p text:style-name="P1"/>
      <text:p text:style-name="P4">diot@diot-HP-ProDesk-600-G5-PCI-MT:~/git-shell$ git checkout -b main</text:p>
      <text:p text:style-name="P2">fatal: A branch named 'main' already exists.</text:p>
      <text:p text:style-name="P1"/>
      <text:p text:style-name="P1"/>
      <text:p text:style-name="P1"/>
      <text:p text:style-name="P1"><text:soft-page-break/></text:p>
      <text:p text:style-name="P1"><text:span text:style-name="T3">Display name of users that belong to group</text:span> </text:p>
      <text:p text:style-name="P1"/>
      <text:p text:style-name="P1"/>
      <text:p text:style-name="P6"/>
      <text:p text:style-name="P6">Display name of users that belong to sudoers</text:p>
      <text:p text:style-name="P6"/>
      <text:p text:style-name="P6"/>
      <text:p text:style-name="P6"/>
      <text:p text:style-name="P6">Write a code to copy a file to user's choice of destination. Ensure that the file must be only copied to Desktop. (Shell-script)</text:p>
      <text:p text:style-name="P6"/>
      <text:p text:style-name="P8">#!/bin/bash</text:p>
      <text:p text:style-name="P9"/>
      <text:p text:style-name="P7"><text:span text:style-name="T4">a</text:span><text:span text:style-name="T5">=</text:span><text:span text:style-name="T6">`</text:span><text:span text:style-name="T7">cp</text:span><text:span text:style-name="T6"> /home/diot/city.csv <text:s text:c="6"/>/home/diot/Desktop/`</text:span></text:p>
      <text:p text:style-name="P9"/>
      <text:p text:style-name="P7"><text:span text:style-name="T7">echo</text:span> <text:span text:style-name="T4">$a</text:span></text:p>
      <text:p text:style-name="P6"/>
      <text:p text:style-name="P6"/>
      <text:p text:style-name="P6"/>
      <text:p text:style-name="P6"/>
      <text:p text:style-name="P6">When does ssh password-less remote login fail because it is 'vulnerable'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23:11:11.109285157</meta:creation-date>
    <dc:date>2023-10-20T00:34:07.518051364</dc:date>
    <meta:editing-duration>PT52M25S</meta:editing-duration>
    <meta:editing-cycles>1</meta:editing-cycles>
    <meta:document-statistic meta:table-count="0" meta:image-count="0" meta:object-count="0" meta:page-count="2" meta:paragraph-count="31" meta:word-count="180" meta:character-count="1295" meta:non-whitespace-character-count="1133"/>
    <meta:generator>LibreOffice/6.4.7.2$Linux_X86_64 LibreOffice_project/40$Build-2</meta:generator>
  </office:meta>
</office:document-meta>
</file>